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Überschrift1" style:master-page-name="MP0" style:family="paragraph">
      <style:paragraph-properties fo:break-before="page"/>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T22" style:parent-style-name="Absatz-Standardschriftart" style:family="text">
      <style:text-properties fo:language="en" fo:country="US"/>
    </style:style>
  </office:automatic-styles>
  <office:body>
    <office:text text:use-soft-page-breaks="true">
      <text:h text:style-name="P1" text:outline-level="1">ISCC Test Document</text:h>
      <text:p text:style-name="Standard"/>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text:p>
      <text:p text:style-name="P3"/>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s/></text:p>
      <text:p text:style-name="P5"/>
      <text:p text:style-name="P6">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s/></text:p>
      <text:p text:style-name="P7"/>
      <text:p text:style-name="P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s/></text:p>
      <text:p text:style-name="P9"/>
      <text:p text:style-name="P10">Duis autem vel eum iriure dolor in hendrerit in vulputate velit esse molestie consequat, vel illum dolore eu feugiat nulla facilisis.<text:s/></text:p>
      <text:p text:style-name="P11"/>
      <text:p text:style-name="P1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text:p>
      <text:p text:style-name="P13"/>
      <text:p text:style-name="P14">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text:s/></text:p>
      <text:p text:style-name="P15"/>
      <text:p text:style-name="P1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text:p>
      <text:p text:style-name="P17"/>
      <text:p text:style-name="P1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s/></text:p>
      <text:p text:style-name="P19"/>
      <text:p text:style-name="P20">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s/></text:p>
      <text:p text:style-name="P21"/>
      <text:p text:style-name="Standard"><text:span text:style-name="T2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Calibri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tusz</meta:initial-creator>
    <dc:creator>titusz</dc:creator>
    <meta:creation-date>2019-06-03T11:46:00Z</meta:creation-date>
    <dc:date>2019-06-03T11:46:00Z</dc:date>
    <meta:template xlink:href="Normal.dotm" xlink:type="simple"/>
    <meta:editing-cycles>2</meta:editing-cycles>
    <meta:editing-duration>PT0S</meta:editing-duration>
    <meta:document-statistic meta:page-count="2" meta:paragraph-count="12" meta:word-count="831" meta:character-count="6058" meta:row-count="43" meta:non-whitespace-character-count="5239"/>
  </office:meta>
</office:document-meta>
</file>